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c312" officeooo:paragraph-rsid="0000c312"/>
    </style:style>
    <style:style style:name="P2" style:family="paragraph" style:parent-style-name="Standard">
      <style:text-properties officeooo:paragraph-rsid="0003102e"/>
    </style:style>
    <style:style style:name="P3" style:family="paragraph" style:parent-style-name="Text_20_body">
      <style:text-properties officeooo:paragraph-rsid="0003102e"/>
    </style:style>
    <style:style style:name="P4" style:family="paragraph" style:parent-style-name="Text_20_body">
      <style:text-properties officeooo:paragraph-rsid="0003e30f"/>
    </style:style>
    <style:style style:name="P5" style:family="paragraph" style:parent-style-name="Text_20_body">
      <style:paragraph-properties fo:margin-top="0.101cm" fo:margin-bottom="0.347cm" style:contextual-spacing="false"/>
      <style:text-properties officeooo:paragraph-rsid="0003e30f"/>
    </style:style>
    <style:style style:name="T1" style:family="text">
      <style:text-properties officeooo:rsid="0003102e"/>
    </style:style>
    <style:style style:name="T2" style:family="text">
      <style:text-properties officeooo:rsid="0004bdc6"/>
    </style:style>
    <style:style style:name="T3" style:family="text">
      <style:text-properties officeooo:rsid="0006a6b6"/>
    </style:style>
    <style:style style:name="T4" style:family="text">
      <style:text-properties officeooo:rsid="0007f25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TO DO LIST : PROJET BNGRC </text:p>
      <text:p text:style-name="Standard"/>
      <text:p text:style-name="P1">-Lien github.com <text:span text:style-name="T1">du projet</text:span>:</text:p>
      <text:p text:style-name="Standard"><text:a xlink:type="simple" xlink:href="https://github.com/faneva024/EXAM_FINAL_S3.git" text:style-name="Internet_20_link" text:visited-style-name="Visited_20_Internet_20_Link">https://github.com/faneva024/EXAM_FINAL_S3.git</text:a></text:p>
      <text:p text:style-name="Standard"/>
      <text:p text:style-name="Standard"/>
      <text:p text:style-name="Text_20_body"><text:s/>-BASE DE DONNÉES (BNGRC)</text:p>
      <text:p text:style-name="Text_20_body"><text:s text:c="2"/>[OK] data.sql</text:p>
      <text:p text:style-name="Text_20_body"><text:s text:c="7"/>- Création structure complète (8 tables + 5 vues)</text:p>
      <text:p text:style-name="P4">- Tables : BNGRC_Ville : <text:span text:style-name="T2">(id_ville,nom_ville)</text:span></text:p>
      <text:p text:style-name="P4"><text:tab/> <text:s text:c="3"/>BNGRC_CategoriesBesoins : <text:span text:style-name="T2">(id_categorie, nom_categorie)</text:span></text:p>
      <text:p text:style-name="P4"><text:tab/> <text:s text:c="3"/>BNGRC_Besoins : <text:span text:style-name="T2">(</text:span><text:span text:style-name="T3">id_besoin,id_ville,id_categorie,nom_besoin,prix_unitaire,quantite, <text:tab/>date_saisie</text:span><text:span text:style-name="T2">)</text:span></text:p>
      <text:p text:style-name="P5"><text:s text:c="16"/>BNGRC_User : <text:span text:style-name="T3">(id_user,nom,email,mot_de_passe,role,date_inscription)</text:span> </text:p>
      <text:p text:style-name="P4"><text:tab/> <text:s text:c="3"/>BNGRC_Dons : <text:span text:style-name="T3">(</text:span><text:span text:style-name="T4">id_don,id_user,id_categorie,nom_don,quantite,montant,date_don</text:span><text:span text:style-name="T3">)</text:span></text:p>
      <text:p text:style-name="P4"><text:tab/> <text:s text:c="3"/>BNGRC_Configuration : <text:span text:style-name="T4">(cle,valeur)</text:span></text:p>
      <text:p text:style-name="P4"><text:s text:c="16"/>BNGRC_Dispatch : <text:span text:style-name="T4">(id_dispatch,id_don,id_besoin,quantite_attribuee,date_dispatch)</text:span></text:p>
      <text:p text:style-name="P4"><text:tab/> <text:s text:c="3"/>BNGRC_Achat : <text:span text:style-name="T4">(id_achat,id_besoin,quantite,prix_unitaire,frais_pourcent,montant_total,date_achat)</text:span></text:p>
      <text:p text:style-name="P4"><text:s text:c="7"/>- Vues <text:s/>: v_besoins_details</text:p>
      <text:p text:style-name="P4"><text:tab/> <text:s text:c="9"/>v_besoins_restants</text:p>
      <text:p text:style-name="P4"><text:s text:c="22"/>v_dons_restants</text:p>
      <text:p text:style-name="P4"><text:tab/> <text:s text:c="9"/>v_argent_disponible</text:p>
      <text:p text:style-name="P4"><text:s text:c="22"/>v_recap_ville</text:p>
      <text:p text:style-name="Text_20_body"><text:s text:c="7"/>- Insertion données de test (15 villes, 43 besoins, 10 users,</text:p>
      <text:p text:style-name="Text_20_body"><text:s text:c="18"/>25 dons, 6 dispatches, 3 catégories)</text:p>
      <text:p text:style-name="Text_20_body"/>
      <text:p text:style-name="Text_20_body">- CONFIGURATION (app/config/)</text:p>
      <text:p text:style-name="Text_20_body"><text:s text:c="2"/>[OK] bootstrap.php <text:s text:c="4"/>: point d'entrée FlightPHP, Tracy debugger</text:p>
      <text:p text:style-name="Text_20_body"><text:s text:c="2"/>[OK] config.php <text:s text:c="7"/>: connexion BDD (BNGRC, root, localhost:3306)</text:p>
      <text:p text:style-name="Text_20_body"><text:s text:c="2"/>[OK] routes.php <text:s text:c="7"/>: définition des 15 routes (GET + POST)</text:p>
      <text:p text:style-name="Text_20_body"><text:s text:c="2"/>[OK] services.php <text:s text:c="5"/>: enregistrement des services (PDO, vues)</text:p>
      <text:p text:style-name="Text_20_body"/>
      <text:p text:style-name="Text_20_body"><text:s/>-MODÈLES (app/models/)</text:p>
      <text:p text:style-name="Text_20_body"><text:soft-page-break/><text:s text:c="2"/>[OK] VilleModel.php <text:s text:c="9"/>: liste des villes</text:p>
      <text:p text:style-name="Text_20_body"><text:s text:c="2"/>[OK] CategorieModel.php <text:s text:c="5"/>: catégories de besoins (En nature, En matériels, En argent)</text:p>
      <text:p text:style-name="Text_20_body"><text:s text:c="2"/>[OK] UserModel.php <text:s text:c="10"/>: utilisateurs / donateurs</text:p>
      <text:p text:style-name="Text_20_body"><text:s text:c="2"/>[OK] BesoinModel.php <text:s text:c="8"/>: besoins (CRUD, restants par ville)</text:p>
      <text:p text:style-name="Text_20_body"><text:s text:c="2"/>[OK] DonModel.php <text:s text:c="11"/>: dons (CRUD, argent disponible, restants par nom)</text:p>
      <text:p text:style-name="Text_20_body"><text:s text:c="2"/>[OK] AchatModel.php <text:s text:c="9"/>: achats avec frais</text:p>
      <text:p text:style-name="Text_20_body"><text:s text:c="2"/>[OK] DispatchModel.php <text:s text:c="6"/>: simulation et validation dispatch</text:p>
      <text:p text:style-name="Text_20_body"><text:s text:c="2"/>[OK] ConfigurationModel.php <text:s/>: paramètres (frais par défaut)</text:p>
      <text:p text:style-name="Text_20_body"><text:s text:c="2"/>[OK] RecapModel.php <text:s text:c="9"/>: récapitulation par ville et totaux</text:p>
      <text:p text:style-name="Text_20_body"/>
      <text:p text:style-name="Text_20_body">- CONTRÔLEURS (app/controllers/)</text:p>
      <text:p text:style-name="Text_20_body"><text:s text:c="2"/>[OK] BaseController.php <text:s text:c="5"/>: classe de base (accès $app)</text:p>
      <text:p text:style-name="Text_20_body"><text:s text:c="2"/>[OK] DashboardController.php : tableau de bord (totaux, recap ville)</text:p>
      <text:p text:style-name="Text_20_body"><text:s text:c="2"/>[OK] BesoinController.php <text:s text:c="3"/>: liste, formulaire, ajout besoins</text:p>
      <text:p text:style-name="Text_20_body"><text:s text:c="2"/>[OK] DonController.php <text:s text:c="6"/>: liste, formulaire, ajout dons</text:p>
      <text:p text:style-name="Text_20_body"><text:s text:c="2"/>[OK] AchatController.php <text:s text:c="4"/>: liste, ajout achats</text:p>
      <text:p text:style-name="Text_20_body"><text:s text:c="2"/>[OK] DispatchController.php <text:s/>: index, simulation, validation dispatch</text:p>
      <text:p text:style-name="Text_20_body"><text:s text:c="2"/>[OK] RecapController.php <text:s text:c="4"/>: récapitulation, API JSON, configuration</text:p>
      <text:p text:style-name="Text_20_body"/>
      <text:p text:style-name="Text_20_body"><text:s/>-VUES (app/views/)</text:p>
      <text:p text:style-name="Text_20_body"><text:s text:c="2"/>[OK] partials/header.php <text:s text:c="4"/>: entête des pages (meta, CSS, top-bar)</text:p>
      <text:p text:style-name="Text_20_body"><text:s text:c="2"/>[OK] partials/sidebar.php <text:s text:c="3"/>: menu latéral de navigation</text:p>
      <text:p text:style-name="Text_20_body"><text:s text:c="2"/>[OK] partials/footer.php <text:s text:c="4"/>: bas de page (scripts Bootstrap)</text:p>
      <text:p text:style-name="Text_20_body"><text:s text:c="2"/>[OK] layout_header.php <text:s text:c="6"/>: layout wrapper header</text:p>
      <text:p text:style-name="Text_20_body"><text:s text:c="2"/>[OK] layout_footer.php <text:s text:c="6"/>: layout wrapper footer</text:p>
      <text:p text:style-name="Text_20_body"><text:s text:c="2"/>[OK] dashboard.php <text:s text:c="10"/>: tableau de bord (stats + tableau ville)</text:p>
      <text:p text:style-name="Text_20_body"><text:s text:c="2"/>[OK] besoins/liste.php <text:s text:c="6"/>: liste de tous les besoins</text:p>
      <text:p text:style-name="Text_20_body"><text:s text:c="2"/>[OK] besoins/form.php <text:s text:c="7"/>: formulaire ajout besoin</text:p>
      <text:p text:style-name="Text_20_body"><text:s text:c="2"/>[OK] besoins/restants.php <text:s text:c="3"/>: besoins restants + formulaire achat</text:p>
      <text:p text:style-name="Text_20_body"><text:s text:c="2"/>[OK] dons/liste.php <text:s text:c="9"/>: liste de tous les dons</text:p>
      <text:p text:style-name="Text_20_body"><text:s text:c="2"/>[OK] dons/form.php <text:s text:c="10"/>: formulaire ajout don</text:p>
      <text:p text:style-name="Text_20_body"><text:s text:c="2"/>[OK] achats/liste.php <text:s text:c="7"/>: liste des achats</text:p>
      <text:p text:style-name="Text_20_body"><text:soft-page-break/><text:s text:c="2"/>[OK] dispatch/index.php <text:s text:c="5"/>: historique des dispatches</text:p>
      <text:p text:style-name="Text_20_body"><text:s text:c="2"/>[OK] dispatch/simulation.php : résultat simulation dispatch</text:p>
      <text:p text:style-name="Text_20_body"><text:s text:c="2"/>[OK] recapitulation.php <text:s text:c="5"/>: récap par ville (Ajax)</text:p>
      <text:p text:style-name="Text_20_body"><text:s text:c="2"/>[OK] configuration.php <text:s text:c="6"/>: paramètres frais</text:p>
      <text:p text:style-name="Text_20_body"/>
      <text:p text:style-name="P4"><text:s/></text:p>
      <text:p text:style-name="P4"/>
      <text:p text:style-name="P4"/>
      <text:p text:style-name="P4"/>
      <text:p text:style-name="P4">-DESIGN ET MISE EN PAGE (public/)</text:p>
      <text:p text:style-name="Text_20_body"><text:s text:c="2"/>[OK] index.php <text:s text:c="14"/>: point d'entrée web</text:p>
      <text:p text:style-name="Text_20_body"><text:s text:c="2"/>[OK] styles.css <text:s text:c="13"/>: CSS custom (sidebar, animations, gradients)</text:p>
      <text:p text:style-name="Text_20_body"><text:s text:c="2"/>[OK] Bootstrap <text:s text:c="9"/>: framework CSS </text:p>
      <text:p text:style-name="Text_20_body"/>
      <text:p text:style-name="Text_20_body"><text:s/>-ROUTES (15 routes)</text:p>
      <text:p text:style-name="Text_20_body"><text:s text:c="2"/>[OK] GET <text:s/>/ <text:s text:c="19"/>→ DashboardController::dashboard</text:p>
      <text:p text:style-name="Text_20_body"><text:s text:c="2"/>[OK] GET <text:s/>/besoins <text:s text:c="12"/>→ BesoinController::liste</text:p>
      <text:p text:style-name="Text_20_body"><text:s text:c="2"/>[OK] GET <text:s/>/besoins/ajouter <text:s text:c="4"/>→ BesoinController::formulaire</text:p>
      <text:p text:style-name="Text_20_body"><text:s text:c="2"/>[OK] POST /besoins/ajouter <text:s text:c="4"/>→ BesoinController::ajouter</text:p>
      <text:p text:style-name="Text_20_body"><text:s text:c="2"/>[OK] GET <text:s/>/besoins/restants <text:s text:c="3"/>→ BesoinController::restants</text:p>
      <text:p text:style-name="Text_20_body"><text:s text:c="2"/>[OK] GET <text:s/>/dons <text:s text:c="15"/>→ DonController::liste</text:p>
      <text:p text:style-name="Text_20_body"><text:s text:c="2"/>[OK] GET <text:s/>/dons/ajouter <text:s text:c="7"/>→ DonController::formulaire</text:p>
      <text:p text:style-name="Text_20_body"><text:s text:c="2"/>[OK] POST /dons/ajouter <text:s text:c="7"/>→ DonController::ajouter</text:p>
      <text:p text:style-name="Text_20_body"><text:s text:c="2"/>[OK] GET <text:s/>/achats <text:s text:c="13"/>→ AchatController::liste</text:p>
      <text:p text:style-name="Text_20_body"><text:s text:c="2"/>[OK] POST /achats/ajouter <text:s text:c="5"/>→ AchatController::ajouter</text:p>
      <text:p text:style-name="Text_20_body"><text:s text:c="2"/>[OK] GET <text:s/>/dispatch <text:s text:c="11"/>→ DispatchController::index</text:p>
      <text:p text:style-name="Text_20_body"><text:s text:c="2"/>[OK] POST /dispatch/simuler <text:s text:c="3"/>→ DispatchController::simuler</text:p>
      <text:p text:style-name="Text_20_body"><text:s text:c="2"/>[OK] POST /dispatch/valider <text:s text:c="3"/>→ DispatchController::valider</text:p>
      <text:p text:style-name="Text_20_body"><text:s text:c="2"/>[OK] GET <text:s/>/recapitulation <text:s text:c="5"/>→ RecapController::recapitulation</text:p>
      <text:p text:style-name="Text_20_body"><text:s text:c="2"/>[OK] GET <text:s/>/api/recapitulation <text:s/>→ RecapController::apiRecapitulation</text:p>
      <text:p text:style-name="Text_20_body"><text:s text:c="2"/>[OK] GET <text:s/>/configuration <text:s text:c="6"/>→ RecapController::pageConfiguration</text:p>
      <text:p text:style-name="Text_20_body"><text:s text:c="2"/>[OK] POST /configuration <text:s text:c="6"/>→ RecapController::sauverConfiguration</text:p>
      <text:p text:style-name="Text_20_body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3:20:34.602815678</meta:creation-date>
    <dc:date>2026-02-17T01:23:36.487549436</dc:date>
    <meta:editing-duration>PT8M19S</meta:editing-duration>
    <meta:editing-cycles>1</meta:editing-cycles>
    <meta:document-statistic meta:table-count="0" meta:image-count="0" meta:object-count="0" meta:page-count="4" meta:paragraph-count="84" meta:word-count="470" meta:character-count="4715" meta:non-whitespace-character-count="3666"/>
    <meta:generator>LibreOffice/7.3.7.2$Linux_X86_64 LibreOffice_project/30$Build-2</meta:generator>
  </office:meta>
</office:document-meta>
</file>